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2" style:parent-style-name="Título1Char" style:family="text">
      <style:text-properties style:font-name-asian="Calibri" style:font-name-complex="Times New Roman" fo:font-size="14pt" style:font-size-asian="14pt"/>
    </style:style>
    <style:style style:name="P3" style:parent-style-name="Normal" style:family="paragraph">
      <style:paragraph-properties style:text-autospace="none" fo:text-align="justify" fo:text-indent="0.3937in"/>
      <style:text-properties style:font-weight-complex="bold"/>
    </style:style>
    <style:style style:name="P4" style:parent-style-name="Normal" style:family="paragraph">
      <style:paragraph-properties style:text-autospace="none" fo:text-align="justify" fo:text-indent="0.3937in"/>
      <style:text-properties style:font-weight-complex="bold"/>
    </style:style>
    <style:style style:name="P5" style:parent-style-name="Normal" style:family="paragraph">
      <style:paragraph-properties fo:text-align="justify" fo:text-indent="0.3937in"/>
      <style:text-properties fo:background-color="#FFFFFF"/>
    </style:style>
    <style:style style:name="P6" style:parent-style-name="Normal" style:family="paragraph">
      <style:paragraph-properties style:text-autospace="none" fo:text-align="justify" fo:text-indent="0.3937in"/>
    </style:style>
    <style:style style:name="P7" style:parent-style-name="Normal" style:family="paragraph">
      <style:paragraph-properties style:text-autospace="none" fo:text-align="justify" fo:text-indent="0.3937in"/>
    </style:style>
    <style:style style:name="P8" style:parent-style-name="Normal" style:family="paragraph">
      <style:paragraph-properties style:text-autospace="none" fo:text-align="justify" fo:text-indent="0.3937in"/>
    </style:style>
  </office:automatic-styles>
  <office:body>
    <office:text text:use-soft-page-breaks="true">
      <text:h text:style-name="P1" text:outline-level="1"><text:bookmark-start text:name="_Toc316408768"/><text:bookmark-start text:name="_Toc388874371"/><text:bookmark-start text:name="_Toc433799053"/><text:span text:style-name="T2">INTRODUÇÃO</text:span><text:bookmark-end text:name="_Toc316408768"/><text:bookmark-end text:name="_Toc388874371"/><text:bookmark-end text:name="_Toc433799053"/></text:h>
      <text:p text:style-name="P3"/>
      <text:p text:style-name="P4">Nos dias atuais software faz parte da nossa vida, eles estão em todos os lugares, suas funções são as mais diversas, sua utilidade incalculável. Ainda neste tema de<text:s/>software, notamos a dificuldade dos alunos na hora de adequar a redação de seus trabalhos ao padrão ABNT; por outro lado professores dispendem horas corrigindo a formatação do trabalho, nesse cenário, o projeto, TCCTeX, se propõe a auxiliar o estudante a desenvolver seu TCC em etapas pré-definidas, padronizando-o segundo a norma ABNT Metodista e gerando automaticamente o documento no formato PDF, após ser processado em LaTeX.</text:p>
      <text:p text:style-name="P5">O principal objetivo é desenvolver um software (TCCTeX) que <text:s/>recebe dados e arquivos em formato comum ao usuário, faz um processamento destes e como saída, produz um documento completo no padrão LaTeX seguindo as normas ABNT Metodista, assim agilizando o processo de padronização do trabalho feito pelo aluno e tornando desnecessária a correção da padronização feita pelo professor.</text:p>
      <text:p text:style-name="P6">Durante o desenvolvimento do nosso projeto, utilizaremos diversas ferramentas de apoio ao desenvolvimento adequado ao nosso tipo software, entre elas Latex, NetBeans IDE. O desenvolvimento deste projeto utiliza<text:s/>o consagrado LaTeX, um produtor de texto acadêmicos e matemáticos; Extreme Programming (XP), uma metodologia ágil para desenvolvimento de software que encoraja a colaboração entre as partes interessadas de um projeto de software; e NetBeans IDE, um ambiente de desenvolvimento muito utilizado pelo mercado.</text:p>
      <text:p text:style-name="P7">A motivação do grupo é a possibilidade de aprender a lidar com metodologias, técnicas e tecnologias com grande potencial de mercado as quais esperamos poder ser um diferencial no desenvolvimento da nossa carreira. E mais a oportunidade de desenvolver um software simples que será útil a nós e a qualquer outro estudante que necessite seguir as normas da ABNT Metodista para o desenvolvimento de um documento de TCC.<text:s/></text:p>
      <text:p text:style-name="P8">Espera-se que este software possa contribuir<text:s/>para ajudar aos alunos da Escola de Engenharias, Tecnologia e Informação e futuramente qualquer outra faculdade da Metodista, no seu processo de construção do TCC, ganhando tempo, qualidade e para alunos e professor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style:vertical-align="auto" fo:margin-top="0.1666in" fo:margin-bottom="0.0416in" fo:line-height="15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Arial" fo:font-weight="bold" style:font-weight-asian="bold" style:font-weight-complex="bold" style:letter-kerning="true" fo:font-size="12pt" style:font-size-asian="12pt" style:font-size-complex="16pt" style:language-asian="pt" style:country-asian="BR" fo:hyphenate="true"/>
    </style:style>
    <style:style style:name="Título2" style:display-name="Título 2" style:family="paragraph" style:parent-style-name="Normal" style:next-style-name="Normal" style:default-outline-level="2">
      <style:paragraph-properties fo:keep-with-next="always" style:vertical-align="auto" fo:margin-top="0.1666in" fo:margin-bottom="0.0416in" fo:line-height="150%"/>
      <style:text-properties style:font-name="Times New Roman" style:font-name-asian="Times New Roman" style:font-name-complex="Arial" fo:font-weight="bold" style:font-weight-asian="bold" style:font-weight-complex="bold" style:font-style-complex="italic" fo:font-size="12pt" style:font-size-asian="12pt" style:font-size-complex="14pt" style:language-asian="pt" style:country-asian="BR" fo:hyphenate="true"/>
    </style:style>
    <style:style style:name="Título3" style:display-name="Título 3" style:family="paragraph" style:parent-style-name="Normal" style:next-style-name="Normal" style:default-outline-level="3">
      <style:paragraph-properties fo:keep-with-next="always" style:vertical-align="auto" fo:margin-top="0.1666in" fo:margin-bottom="0.0416in" fo:line-height="150%"/>
      <style:text-properties style:font-name="Arial" style:font-name-asian="Times New Roman" style:font-name-complex="Arial" fo:font-weight="bold" style:font-weight-asian="bold" style:font-weight-complex="bold" fo:font-size="13pt" style:font-size-asian="13pt" style:font-size-complex="13pt" style:language-asian="pt" style:country-asian="BR" fo:hyphenate="true"/>
    </style:style>
    <style:style style:name="Título4" style:display-name="Título 4" style:family="paragraph" style:parent-style-name="Normal" style:next-style-name="Normal" style:default-outline-level="4">
      <style:paragraph-properties fo:keep-with-next="always" style:vertical-align="auto" fo:margin-top="0.1666in" fo:margin-bottom="0.0416in" fo:line-height="150%"/>
      <style:text-properties style:font-name="Times New Roman" style:font-name-asian="Times New Roman" fo:font-weight="bold" style:font-weight-asian="bold" style:font-weight-complex="bold" fo:font-size="14pt" style:font-size-asian="14pt" style:font-size-complex="14pt" style:language-asian="pt" style:country-asian="BR" fo:hyphenate="true"/>
    </style:style>
    <style:style style:name="Título6" style:display-name="Título 6" style:family="paragraph" style:parent-style-name="Normal" style:next-style-name="Normal" style:default-outline-level="6">
      <style:paragraph-properties style:vertical-align="auto" fo:margin-top="0.1666in" fo:margin-bottom="0.0416in" fo:line-height="150%"/>
      <style:text-properties style:font-name="Times New Roman" style:font-name-asian="Times New Roman" fo:font-weight="bold" style:font-weight-asian="bold" style:font-weight-complex="bold" style:language-asian="pt" style:country-asian="BR" fo:hyphenate="true"/>
    </style:style>
    <style:style style:name="Título7" style:display-name="Título 7" style:family="paragraph" style:parent-style-name="Normal" style:next-style-name="Normal" style:default-outline-level="7">
      <style:paragraph-properties style:vertical-align="auto" fo:margin-top="0.1666in" fo:margin-bottom="0.0416in" fo:line-height="150%"/>
      <style:text-properties style:font-name="Times New Roman" style:font-name-asian="Times New Roman" fo:font-size="12pt" style:font-size-asian="12pt" style:font-size-complex="12pt" style:language-asian="pt" style:country-asian="BR" fo:hyphenate="true"/>
    </style:style>
    <style:style style:name="Título8" style:display-name="Título 8" style:family="paragraph" style:parent-style-name="Normal" style:next-style-name="Normal" style:default-outline-level="8">
      <style:paragraph-properties style:vertical-align="auto" fo:margin-top="0.1666in" fo:margin-bottom="0.0416in" fo:line-height="150%"/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pt" style:country-asian="BR" fo:hyphenate="true"/>
    </style:style>
    <style:style style:name="Título9" style:display-name="Título 9" style:family="paragraph" style:parent-style-name="Normal" style:next-style-name="Normal" style:default-outline-level="9">
      <style:paragraph-properties style:vertical-align="auto" fo:margin-top="0.1666in" fo:margin-bottom="0.0416in" fo:line-height="150%"/>
      <style:text-properties style:font-name="Arial" style:font-name-asian="Times New Roman" style:font-name-complex="Arial" style:language-asian="pt" style:country-asian="BR" fo:hyphenate="tru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WW_CharLFO1LVL2" style:family="text">
      <style:text-properties fo:font-style="normal" style:font-style-asian="normal"/>
    </style:style>
    <text:list-style style:name="WW_OutlineListStyle" style:display-name="WW_OutlineListStyle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.25in" text:min-label-width="0.4in" text:list-level-position-and-space-mode="label-alignment">
          <style:list-level-label-alignment text:label-followed-by="listtab" fo:margin-left="0.65in" fo:text-indent="-0.4in"/>
        </style:list-level-properties>
      </text:list-level-style-number>
      <text:list-level-style-number text:level="3" style:num-format="1" text:display-levels="3">
        <style:list-level-properties text:space-before="0.8861in" text:min-label-width="0.5in" text:list-level-position-and-space-mode="label-alignment">
          <style:list-level-label-alignment text:label-followed-by="listtab" fo:margin-left="1.3861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 text:display-levels="7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Arial" fo:font-weight="bold" style:font-weight-asian="bold" style:font-weight-complex="bold" style:letter-kerning="true" fo:font-size="12pt" style:font-size-asian="12pt" style:font-size-complex="16pt" fo:language="pt" fo:country="BR" style:language-asian="pt" style:country-asian="BR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Arial" fo:font-weight="bold" style:font-weight-asian="bold" style:font-weight-complex="bold" style:font-style-complex="italic" fo:font-size="12pt" style:font-size-asian="12pt" style:font-size-complex="14pt" fo:language="pt" fo:country="BR" style:language-asian="pt" style:country-asian="BR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3pt" style:font-size-asian="13pt" style:font-size-complex="13pt" fo:language="pt" fo:country="BR" style:language-asian="pt" style:country-asian="BR"/>
    </style:style>
    <style:style style:name="Título4Char" style:display-name="Título 4 Char" style:family="text" style:parent-style-name="Fonteparág.padrão">
      <style:text-properties style:font-name="Times New Roman" style:font-name-asian="Times New Roman" fo:font-weight="bold" style:font-weight-asian="bold" style:font-weight-complex="bold" fo:font-size="14pt" style:font-size-asian="14pt" style:font-size-complex="14pt" fo:language="pt" fo:country="BR" style:language-asian="pt" style:country-asian="BR"/>
    </style:style>
    <style:style style:name="Título6Char" style:display-name="Título 6 Char" style:family="text" style:parent-style-name="Fonteparág.padrão">
      <style:text-properties style:font-name="Times New Roman" style:font-name-asian="Times New Roman" fo:font-weight="bold" style:font-weight-asian="bold" style:font-weight-complex="bold" fo:language="pt" fo:country="BR" style:language-asian="pt" style:country-asian="BR"/>
    </style:style>
    <style:style style:name="Título7Char" style:display-name="Título 7 Char" style:family="text" style:parent-style-name="Fonteparág.padrão">
      <style:text-properties style:font-name="Times New Roman" style:font-name-asian="Times New Roman" fo:font-size="12pt" style:font-size-asian="12pt" style:font-size-complex="12pt" fo:language="pt" fo:country="BR" style:language-asian="pt" style:country-asian="BR"/>
    </style:style>
    <style:style style:name="Título8Char" style:display-name="Título 8 Char" style:family="text" style:parent-style-name="Fonteparág.padrão">
      <style:text-properties style:font-name="Times New Roman" style:font-name-asian="Times New Roman" fo:font-style="italic" style:font-style-asian="italic" style:font-style-complex="italic" fo:font-size="12pt" style:font-size-asian="12pt" style:font-size-complex="12pt" fo:language="pt" fo:country="BR" style:language-asian="pt" style:country-asian="BR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Arial" fo:language="pt" fo:country="BR" style:language-asian="pt" style:country-asian="BR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style:vertical-align="auto" fo:margin-bottom="0in" fo:line-height="150%"/>
      <style:text-properties style:font-name="Times New Roman" style:font-name-asian="Times New Roman" fo:font-size="10pt" style:font-size-asian="10pt" style:font-size-complex="10pt" style:language-asian="pt" style:country-asian="BR" fo:hyphenate="true"/>
    </style:style>
    <style:style style:name="TextodecomentárioChar" style:display-name="Texto de comentário Char" style:family="text" style:parent-style-name="Fonteparág.padrão">
      <style:text-properties style:font-name="Times New Roman" style:font-name-asian="Times New Roman" fo:font-size="10pt" style:font-size-asian="10pt" style:font-size-complex="10pt" fo:language="pt" fo:country="BR" style:language-asian="pt" style:country-asian="BR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style="normal" style:font-style-asian="normal"/>
    </style:style>
    <text:outline-style style:name="WW_OutlineListStyle_1">
      <text:outline-level-style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.25in" text:min-label-width="0.4in" text:list-level-position-and-space-mode="label-alignment">
          <style:list-level-label-alignment text:label-followed-by="listtab" fo:margin-left="0.65in" fo:text-indent="-0.4in"/>
        </style:list-level-properties>
      </text:outline-level-style>
      <text:outline-level-style text:level="3" style:num-format="1" text:display-levels="3">
        <style:list-level-properties text:space-before="0.8861in" text:min-label-width="0.5in" text:list-level-position-and-space-mode="label-alignment">
          <style:list-level-label-alignment text:label-followed-by="listtab" fo:margin-left="1.3861in" fo:text-indent="-0.5in"/>
        </style:list-level-properties>
      </text:outline-level-style>
      <text:outline-level-style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outline-level-style>
      <text:outline-level-style text:level="6" style:num-format="1" text:display-levels="6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outline-level-style>
      <text:outline-level-style text:level="7" style:num-format="1" text:display-levels="7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outline-level-style>
      <text:outline-level-style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outline-level-style>
      <text:outline-level-style text:level="9" style:num-format="1" text:display-levels="9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o Mascarini Galindo</meta:initial-creator>
    <dc:creator>Denis Martinoni</dc:creator>
    <meta:creation-date>2015-11-09T03:01:00Z</meta:creation-date>
    <dc:date>2015-11-22T15:42:00Z</dc:date>
    <meta:template xlink:href="Normal.dotm" xlink:type="simple"/>
    <meta:editing-cycles>4</meta:editing-cycles>
    <meta:editing-duration>PT180S</meta:editing-duration>
    <meta:document-statistic meta:page-count="1" meta:paragraph-count="4" meta:word-count="326" meta:character-count="2186" meta:row-count="15" meta:non-whitespace-character-count="1864"/>
  </office:meta>
</office:document-meta>
</file>